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c2d6"/>
    </style:style>
    <style:style style:name="P2" style:family="paragraph" style:parent-style-name="Standard">
      <style:text-properties officeooo:rsid="000fc2d6" officeooo:paragraph-rsid="000fc2d6"/>
    </style:style>
    <style:style style:name="P3" style:family="paragraph" style:parent-style-name="Standard">
      <style:text-properties officeooo:rsid="0010cbb0" officeooo:paragraph-rsid="0010cbb0"/>
    </style:style>
    <style:style style:name="P4" style:family="paragraph" style:parent-style-name="Standard">
      <style:text-properties officeooo:rsid="0012afff" officeooo:paragraph-rsid="0012afff"/>
    </style:style>
    <style:style style:name="P5" style:family="paragraph" style:parent-style-name="Standard">
      <style:text-properties officeooo:rsid="00141ef0" officeooo:paragraph-rsid="00141ef0"/>
    </style:style>
    <style:style style:name="T1" style:family="text">
      <style:text-properties officeooo:rsid="000f6e92"/>
    </style:style>
    <style:style style:name="T2" style:family="text">
      <style:text-properties officeooo:rsid="000fc2d6"/>
    </style:style>
    <style:style style:name="T3" style:family="text">
      <style:text-properties officeooo:rsid="0010cbb0"/>
    </style:style>
    <style:style style:name="T4" style:family="text">
      <style:text-properties officeooo:rsid="0012afff"/>
    </style:style>
    <style:style style:name="T5" style:family="text">
      <style:text-properties officeooo:rsid="00141e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начала читаем строку, задающую язык, если в ней есть символы не из алфавита - <text:s/>выдаём ошибку. Далее проверяем строку на обратную польскую запись: если в какой-то момент не хватает букв(или результатов от прошлых действий) для операций — выдаём ошибку. Если же в конце осталось больше, чем 1 результат от операций — выдаём ошибку. Иначе строка действительно в обратной польской записи. Далее считываем букву </text:span><text:span text:style-name="T2">нужную букву, назовём её х,</text:span><text:span text:style-name="T1"> и длину подслова, которое хотим найти. Если длина меньше 0 — выдаём ошибку, если длина равна 0, то ответ точно </text:span><text:span text:style-name="T5">ДА</text:span><text:span text:style-name="T1">, так как в алфавите нет символа 0, значит задаваемый язык точно не пустой, значит там точно есть пустое слово как подстрока в каком-то слове из языка. Если длина больше 0 — проверяем, лежит ли буква в алфавите, если не лежит, выдаем ответ НЕТ, иначе запускаем алгоритм поиска максимального подслова из этой буквы. </text:span><text:span text:style-name="T2">Будем идти по строке, задающей язык, и строить этот язык, и для каждой позиции хранить 4 числа: длину наибольшего префикса только из букв х в каком-то слове, лежащего в языке, полученного на этом этапе, длину наибольшего суффикса только из букв х в каком-то слове, длину наибольшего слова только из букв х, и длину максимального подслова только из букв х в каком-то слове. Тогда, если:</text:span></text:p>
      <text:p text:style-name="P2"><text:span text:style-name="T3">0</text:span>) встретили букву х, тогда все 4 значения ставим 1.<text:span text:style-name="T5">(очевидно)</text:span></text:p>
      <text:p text:style-name="P2"><text:span text:style-name="T3">1</text:span>) встретили 1, тогда все 4 значения ставим 0.<text:span text:style-name="T5">(очевидно)</text:span></text:p>
      <text:p text:style-name="P2"><text:span text:style-name="T3">2</text:span>) встретили букву, но не 1 и не х, тогда длина префикса, суффикса и подстроки равна 0, а длину слова только из букв х установим на -1, так как его не только нет, но и вместе с другими языками при конкатенации оно испортит слово только из букв х, в то время как 1 при конкатенации ничего не портит.</text:p>
      <text:p text:style-name="P2">1 . xxx →xxx, не испортили</text:p>
      <text:p text:style-name="P2">a . xxx → axxx, больше слов только из букв х нет, испортили</text:p>
      <text:p text:style-name="P2"><text:span text:style-name="T3">3</text:span>) встретили операцию *, тогда если в текущем языке было слово только из букв х хотя бы длины 1, <text:span text:style-name="T3">то теперь можем получить слово из любого количества букв х, поэтому ставим все 4 значения +бесконечность. Если в текущем языке не было слов только из х длины хотя бы 1, то значения префикса, суффикса не изменятся, значение только слов из х останется(или станет, если до этого оно было -1) равным 1, так как пустое слово появится в языке, а значение подслова — это максимум из того, что было, и значений суффикса+префикса, так как могли взять слово с наибольшим суффиксом из х, и приписать в конце к нему слово с наибольшим префиксом из х:</text:span></text:p>
      <text:p text:style-name="P3">axxxb* - подслово не изменится</text:p>
      <text:p text:style-name="P3">(bx + xc)* - появится слово bxxc, подслово изменилось.</text:p>
      <text:p text:style-name="P3">4) встретили операцию +, тогда берём максимум для каждого из 4 значений из соответствующих значений языков, которые складываем, так как в новом языке можем взять любое слово из языков, которые складываем</text:p>
      <text:p text:style-name="P3">5) встретили операцию . (конкатенацию), тогда <text:span text:style-name="T4">если в первом языке нет слов только из букв х, то префикс в новом языке — это префикс первого языка, иначе это максимум из префикса первого языка, и суммы (слово только из букв х первого языка + префикс второго языка), так как можем взять слово из первого языка только из букв х, приписать к нему слово с наибольшим префиксом из второго языка, и у этого слова префикс будет только из букв х:</text:span></text:p>
      <text:p text:style-name="P4">(x + xxxb) . xc → тут максимум xxxbxc</text:p>
      <text:p text:style-name="P4">(xx + xb) . xc → тут максимум xxxc</text:p>
      <text:p text:style-name="P4">(случай конкатенации слов только из букв х из первого и второго языка учтен, так как слово только из букв х во втором языке учтено в словах с префиксом только из букв х во втором языке)</text:p>
      <text:p text:style-name="P4">Пересчёт максимального суффикса аналогичен, только меняем первый и второй язык местами. </text:p>
      <text:p text:style-name="P4">Пересчёт максимального слова только из букв х: если хотя бы в 1 из языков нет слова только из букв х(то есть одно из значений -1), то и в новом языке таких слов не будет, ставим -1. Иначе это просто сумма значений в первом и втором языках:</text:p>
      <text:p text:style-name="P4">(x + b) . (a + xx) → xxx, так как в обоих языках есть слова только из букв х</text:p>
      <text:p text:style-name="P4"><text:soft-page-break/>(a + b) . (x + xx + x*) → -1, нет слов только из х, так как любое слово начинается либо на а, либо на b.</text:p>
      <text:p text:style-name="P4">Пересчёт максимального подслова: это максимум из уже имеющихся значений для первого и второго языка(так как приписывание к ним других слов слева или справа не уменьшит длину подслова из букв х), а также значения (суффикс первого + префикс второго)(очевидно случаи приписывания слов только из букв х из первого или второго слова учтены в суффиксе первого и префиксе второго)</text:p>
      <text:p text:style-name="P4">bxxxa . cxxb → bxxxacxxb, ответ 3, из первого языка</text:p>
      <text:p text:style-name="P4">cxxb . bxxxa → cxxbbxxxa, ответ 3 из второго языка</text:p>
      <text:p text:style-name="P4">axx . xb → axxxb, ответ 3 как сумма суффикса первого языка и префикса второго языка</text:p>
      <text:p text:style-name="P4"/>
      <text:p text:style-name="P5">Таким образом мы найдём максимальную длину подстроки только из букв х в каком-то из слов итогового языка, значит, останется проверить, меньше ли это значение, чем требуемая длина, если меньше, то ответ НЕТ, иначе ответ Д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23:32:58.154235788</meta:creation-date>
    <dc:date>2022-10-18T00:30:57.746307306</dc:date>
    <meta:editing-duration>PT32M1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815" meta:character-count="4650" meta:non-whitespace-character-count="3850"/>
  </office:meta>
</office:document-meta>
</file>